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75cm"/>
    </style:style>
    <style:style style:name="gr5" style:family="graphic" style:parent-style-name="standard">
      <style:graphic-properties draw:stroke="none" svg:stroke-color="#000000" draw:fill="none" draw:fill-color="#ffffff" fo:min-height="1.774cm"/>
    </style:style>
    <style:style style:name="gr6" style:family="graphic" style:parent-style-name="standard">
      <style:graphic-properties draw:stroke="none" svg:stroke-color="#000000" draw:fill="none" draw:fill-color="#ffffff" fo:min-height="1.773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85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.7cm" svg:height="1.5cm" svg:x="10.4cm" svg:y="13.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5" draw:id="id5" draw:layer="layout" svg:width="2.8cm" svg:height="0.9cm" svg:x="9.8cm" svg:y="15.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1.7cm" svg:x="10.2cm" svg:y="10.5cm">
          <text:p text:style-name="P1">sys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1.3cm" svg:height="1.3cm" svg:x="10.5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cm" svg:y1="13.9cm" svg:x2="10.4cm" svg:y2="14.338cm" draw:start-shape="id1" draw:start-glue-point="2" draw:end-shape="id2" draw:end-glue-point="6" svg:d="m8000 13900v438h2400" svg:viewBox="0 0 2401 439">
          <text:p/>
        </draw:connector>
        <draw:line draw:style-name="gr3" draw:text-style-name="P1" xml:id="id3" draw:id="id3" draw:layer="layout" svg:x1="11cm" svg:y1="14.9cm" svg:x2="11cm" svg:y2="16cm">
          <text:p/>
        </draw:line>
        <draw:frame draw:style-name="gr4" draw:layer="layout" svg:width="2.9cm" svg:height="1.825cm" svg:x="1cm" svg:y="10.775cm">
          <draw:text-box>
            <text:p>挂载点</text:p>
            <text:p>mount</text:p>
          </draw:text-box>
        </draw:frame>
        <draw:frame draw:style-name="gr5" draw:layer="layout" svg:width="4.6cm" svg:height="2.024cm" svg:x="1.1cm" svg:y="13.476cm">
          <draw:text-box>
            <text:p>超级块</text:p>
            <text:p>super_block</text:p>
          </draw:text-box>
        </draw:frame>
        <draw:frame draw:style-name="gr6" draw:layer="layout" svg:width="2.7cm" svg:height="2.023cm" svg:x="1cm" svg:y="16.177cm">
          <draw:text-box>
            <text:p>目录项</text:p>
            <text:p>dentry</text:p>
          </draw:text-box>
        </draw:frame>
        <draw:frame draw:style-name="gr7" draw:layer="layout" svg:width="3.1cm" svg:height="2.2cm" svg:x="1cm" svg:y="20.3cm">
          <draw:text-box>
            <text:p>索引节点</text:p>
            <text:p>inode</text:p>
          </draw:text-box>
        </draw:frame>
        <draw:line draw:style-name="gr8" draw:text-style-name="P1" draw:layer="layout" svg:x1="11.4cm" svg:y1="12.3cm" svg:x2="11.4cm" svg:y2="13.4cm">
          <text:p/>
        </draw:line>
        <draw:frame draw:style-name="gr9" xml:id="id1" draw:id="id1" draw:layer="layout" svg:width="5cm" svg:height="1.3cm" svg:x="5.5cm" svg:y="12.6cm">
          <draw:text-box>
            <text:p>super_blocks</text:p>
          </draw:text-box>
        </draw:frame>
        <draw:frame draw:style-name="gr9" draw:layer="layout" svg:width="5.8cm" svg:height="1.3cm" svg:x="2.9cm" svg:y="18.9cm">
          <draw:text-box>
            <text:p>inode_hashtable</text:p>
          </draw:text-box>
        </draw:frame>
        <draw:connector draw:style-name="gr8" draw:text-style-name="P1" draw:layer="layout" draw:line-skew="-0.999cm" svg:x1="11cm" svg:y1="14.9cm" svg:x2="10.69cm" svg:y2="20.19cm" draw:start-shape="id3" draw:start-glue-point="0" draw:end-shape="id4" draw:end-glue-point="5" svg:d="m11000 14900h-2000v5290h1690" svg:viewBox="0 0 2001 5291">
          <text:p/>
        </draw:connector>
        <draw:custom-shape draw:style-name="gr2" draw:text-style-name="P1" xml:id="id6" draw:id="id6" draw:layer="layout" svg:width="2.8cm" svg:height="0.9cm" svg:x="9.8cm" svg:y="18cm">
          <text:p text:style-name="P1">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8cm" svg:y1="16.35cm" svg:x2="9.8cm" svg:y2="18.45cm" draw:start-shape="id5" draw:start-glue-point="3" draw:end-shape="id6" draw:end-glue-point="3" svg:d="m9800 16350h-501v2100h501" svg:viewBox="0 0 502 2101">
          <text:p/>
        </draw:connector>
        <draw:connector draw:style-name="gr10" draw:text-style-name="P1" draw:layer="layout" svg:x1="12.6cm" svg:y1="16.35cm" svg:x2="12.6cm" svg:y2="18.45cm" draw:start-shape="id5" draw:start-glue-point="1" draw:end-shape="id6" draw:end-glue-point="1" svg:d="m12600 16350h501v2100h-501" svg:viewBox="0 0 502 2101">
          <text:p/>
        </draw:connector>
        <draw:line draw:style-name="gr8" draw:text-style-name="P1" draw:layer="layout" svg:x1="11.2cm" svg:y1="19cm" svg:x2="13.6cm" svg:y2="20cm">
          <text:p/>
        </draw:line>
        <draw:custom-shape draw:style-name="gr1" draw:text-style-name="P1" draw:layer="layout" svg:width="1.3cm" svg:height="1.3cm" svg:x="13.1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9cm" svg:y1="20.6cm" svg:x2="13cm" svg:y2="20.6cm">
          <text:p/>
        </draw:line>
        <draw:line draw:style-name="gr8" draw:text-style-name="P1" draw:layer="layout" svg:x1="11cm" svg:y1="16.9cm" svg:x2="10.7cm" svg:y2="20cm">
          <text:p/>
        </draw:line>
        <draw:frame draw:style-name="gr9" draw:layer="layout" svg:width="4cm" svg:height="1.3cm" svg:x="5.8cm" svg:y="9.3cm">
          <draw:text-box>
            <text:p>sysfs_mnt</text:p>
          </draw:text-box>
        </draw:frame>
        <draw:line draw:style-name="gr8" draw:text-style-name="P1" draw:layer="layout" svg:x1="7.7cm" svg:y1="10.3cm" svg:x2="10.7cm" svg:y2="11.1cm">
          <text:p/>
        </draw:line>
        <draw:custom-shape draw:style-name="gr11" draw:text-style-name="P1" xml:id="id7" draw:id="id7" draw:layer="layout" svg:width="1.1cm" svg:height="1cm" svg:x="5.9cm" svg:y="1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1cm" svg:x="5.899cm" svg:y="20.7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cm" svg:height="1cm" svg:x="5.898cm" svg:y="21.798cm">
          <text:p text:style-name="P1">...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cm" svg:y1="20.4cm" svg:x2="10.3cm" svg:y2="20.7cm">
          <text:p/>
        </draw:line>
        <draw:line draw:style-name="gr8" draw:text-style-name="P1" draw:layer="layout" svg:x1="7cm" svg:y1="21.4cm" svg:x2="13.8cm" svg:y2="21.2cm">
          <text:p/>
        </draw:line>
        <draw:connector draw:style-name="gr8" draw:text-style-name="P1" draw:layer="layout" svg:x1="3.909cm" svg:y1="19.777cm" svg:x2="5.9cm" svg:y2="20.3cm" draw:end-shape="id7" draw:end-glue-point="3" svg:d="m3909 19777h745v523h1246" svg:viewBox="0 0 1992 524">
          <text:p/>
        </draw:connector>
        <draw:custom-shape draw:style-name="gr13" draw:text-style-name="P1" draw:layer="layout" svg:width="0.9cm" svg:height="2.8cm" svg:x="13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cm" svg:y1="9.1cm" svg:x2="20.3cm" svg:y2="9cm">
          <text:p/>
        </draw:line>
        <draw:custom-shape draw:style-name="gr15" draw:text-style-name="P1" xml:id="id10" draw:id="id10" draw:layer="layout" svg:width="1.7cm" svg:height="1.5cm" svg:x="15.6cm" svg:y="13.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2.8cm" svg:height="0.9cm" svg:x="15cm" svg:y="15.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1.3cm" svg:height="1.3cm" svg:x="15.8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" draw:id="id9" draw:layer="layout" svg:width="2.7cm" svg:height="1.5cm" svg:x="15.3cm" svg:y="10.6cm">
          <text:p text:style-name="P1">root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2cm" svg:y1="14.9cm" svg:x2="16.2cm" svg:y2="15.8cm">
          <text:p/>
        </draw:line>
        <draw:frame draw:style-name="gr17" draw:layer="layout" svg:width="1.9cm" svg:height="2.1cm" svg:x="1.5cm" svg:y="3.1cm">
          <draw:text-box>
            <text:p>进程</text:p>
            <text:p>task</text:p>
          </draw:text-box>
        </draw:frame>
        <draw:line draw:style-name="gr8" draw:text-style-name="P1" draw:layer="layout" svg:x1="16.7cm" svg:y1="12.2cm" svg:x2="16.7cm" svg:y2="13.5cm">
          <text:p/>
        </draw:line>
        <draw:custom-shape draw:style-name="gr12" draw:text-style-name="P1" xml:id="id8" draw:id="id8" draw:layer="layout" svg:width="5cm" svg:height="1.5cm" svg:x="14.1cm" svg:y="6.479cm">
          <text:p text:style-name="P1">namespace</text:p>
          <draw:enhanced-geometry svg:viewBox="0 0 21600 21600" draw:type="rectangle" draw:enhanced-path="M 0 0 L 21600 0 21600 21600 0 21600 0 0 Z N"/>
        </draw:custom-shape>
        <draw:frame draw:style-name="gr17" draw:layer="layout" svg:width="6.2cm" svg:height="2.1cm" svg:x="1.1cm" svg:y="6.1cm">
          <draw:text-box>
            <text:p>命名空间</text:p>
            <text:p>mnt_namespace</text:p>
          </draw:text-box>
        </draw:frame>
        <draw:line draw:style-name="gr8" draw:text-style-name="P1" draw:layer="layout" svg:x1="16.3cm" svg:y1="16.9cm" svg:x2="16.4cm" svg:y2="19.9cm">
          <text:p/>
        </draw:line>
        <draw:line draw:style-name="gr8" draw:text-style-name="P1" draw:layer="layout" svg:x1="12.2cm" svg:y1="14.2cm" svg:x2="15.5cm" svg:y2="14.1cm">
          <text:p/>
        </draw:line>
        <draw:line draw:style-name="gr8" draw:text-style-name="P1" draw:layer="layout" svg:x1="7cm" svg:y1="22.4cm" svg:x2="16.5cm" svg:y2="21.5cm">
          <text:p/>
        </draw:line>
        <draw:connector draw:style-name="gr10" draw:text-style-name="P1" draw:layer="layout" svg:x1="14.1cm" svg:y1="7.229cm" svg:x2="15.975cm" svg:y2="11.35cm" draw:start-shape="id8" draw:start-glue-point="3" draw:end-shape="id9" draw:end-glue-point="5" svg:d="m14100 7229h-501v4121h2376" svg:viewBox="0 0 2377 4122">
          <text:p/>
        </draw:connector>
        <draw:connector draw:style-name="gr10" draw:text-style-name="P1" draw:layer="layout" svg:x1="19.1cm" svg:y1="7.229cm" svg:x2="17.325cm" svg:y2="11.35cm" draw:start-shape="id8" draw:start-glue-point="1" draw:end-shape="id9" draw:end-glue-point="9" svg:d="m19100 7229h501v4121h-2276" svg:viewBox="0 0 2277 4122">
          <text:p/>
        </draw:connector>
        <draw:line draw:style-name="gr8" draw:text-style-name="P1" draw:layer="layout" svg:x1="16.7cm" svg:y1="8.1cm" svg:x2="16.6cm" svg:y2="10.6cm">
          <text:p/>
        </draw:line>
        <draw:connector draw:style-name="gr8" draw:text-style-name="P1" draw:layer="layout" draw:line-skew="-0.299cm" svg:x1="15.6cm" svg:y1="14.338cm" svg:x2="15.8cm" svg:y2="20.65cm" draw:start-shape="id10" draw:start-glue-point="6" draw:end-shape="id11" draw:end-glue-point="6" svg:d="m15600 14338h-800v6312h1000" svg:viewBox="0 0 1001 6313">
          <text:p/>
        </draw:connector>
        <draw:custom-shape draw:style-name="gr12" draw:text-style-name="P1" draw:layer="layout" svg:width="5cm" svg:height="1.5cm" svg:x="8.3cm" svg:y="6.4cm">
          <text:p text:style-name="P1">fs_struc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1cm" svg:y1="7.8cm" svg:x2="17.2cm" svg:y2="16cm">
          <text:p/>
        </draw:line>
        <draw:line draw:style-name="gr8" draw:text-style-name="P1" draw:layer="layout" svg:x1="10cm" svg:y1="7.8cm" svg:x2="15.6cm" svg:y2="16.1cm">
          <text:p/>
        </draw:line>
        <draw:frame draw:style-name="gr18" draw:layer="layout" svg:width="1.9cm" svg:height="0.988cm" svg:x="10.8cm" svg:y="8.112cm">
          <draw:text-box>
            <text:p>pwd</text:p>
          </draw:text-box>
        </draw:frame>
        <draw:frame draw:style-name="gr19" draw:layer="layout" svg:width="2.1cm" svg:height="1cm" svg:x="8.5cm" svg:y="8.3cm">
          <draw:text-box>
            <text:p>root</text:p>
          </draw:text-box>
        </draw:frame>
        <draw:line draw:style-name="gr8" draw:text-style-name="P1" draw:layer="layout" svg:x1="13.7cm" svg:y1="4.9cm" svg:x2="10.7cm" svg:y2="6.4cm">
          <text:p/>
        </draw:line>
        <draw:line draw:style-name="gr8" draw:text-style-name="P1" draw:layer="layout" svg:x1="14cm" svg:y1="4.9cm" svg:x2="16.8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目录" style:family="graphic">
      <style:paragraph-properties style:text-autospace="none"/>
      <style:text-properties style:font-family-asian="'Lohit Hindi'"/>
    </style:style>
    <style:style style:name="题注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列表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1-05T22:37:03</dc:date>
    <meta:editing-duration>PT6H32M21S</meta:editing-duration>
    <meta:editing-cycles>82</meta:editing-cycles>
    <meta:generator>LibreOffice/3.5$Linux_x86 LibreOffice_project/350m1$Build-2</meta:generator>
    <meta:document-statistic meta:object-count="54"/>
  </office:meta>
</office:document-meta>
</file>